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dd9" officeooo:paragraph-rsid="000dadd9"/>
    </style:style>
    <style:style style:name="P2" style:family="paragraph" style:parent-style-name="Standard">
      <style:text-properties officeooo:rsid="00108446" officeooo:paragraph-rsid="00108446"/>
    </style:style>
    <style:style style:name="T1" style:family="text">
      <style:text-properties officeooo:rsid="000e9c82"/>
    </style:style>
    <style:style style:name="T2" style:family="text">
      <style:text-properties officeooo:rsid="0011f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A Football player,</text:p>
      <text:p text:style-name="P1">I want to have enough room to kick a football and run around, <text:span text:style-name="T2">I would also know if there is an exercise equipement so I can do a quick cardio session,</text:span></text:p>
      <text:p text:style-name="P1">So I need to know there is <text:span text:style-name="T1">a big oval with goals, </text:span>water nearby <text:span text:style-name="T1">if im running around and getting thirsty</text:span>, and if im home late from school there will be lighting in the area.</text:p>
      <text:p text:style-name="P1"/>
      <text:p text:style-name="P2">As a dog owner,</text:p>
      <text:p text:style-name="P2">I want to know if theres a facility around me to bring my dogs for a run, I would like a dog park. I work late <text:span text:style-name="T2">some nights as well,</text:span></text:p>
      <text:p text:style-name="P2">So I would like a good amount of room for my dog to run around and be in a fenced area with a few <text:s/>ramps and jumps to practice. Also some lighting if its late and water for myself and my dog would be great. <text:span text:style-name="T2">My dog runs and I take my bike, so some bike parking locally would be a major plus.</text:span></text:p>
      <text:p text:style-name="P1"/>
      <text:p text:style-name="P2">As a parent of 3 kids,</text:p>
      <text:p text:style-name="P2"><text:span text:style-name="T2">We are new to the area, and </text:span>I need to know where a good parkland is nearby for my children, they are young and require them to have a fence around. They are kids <text:span text:style-name="T2">that love</text:span> water, <text:span text:style-name="T2">so a water-</text:span>park would be preferred. I have one kid with a disability and he has a wheel chair, so I require disabled parking and access with a wheel chair to the park area. As they are running around we would require water fountains and <text:span text:style-name="T2">bathroom facilities with a show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6:11:10.775462959</meta:creation-date>
    <dc:date>2021-07-16T17:53:51.461431998</dc:date>
    <meta:editing-duration>PT1M29S</meta:editing-duration>
    <meta:editing-cycles>1</meta:editing-cycles>
    <meta:document-statistic meta:table-count="0" meta:image-count="0" meta:object-count="0" meta:page-count="1" meta:paragraph-count="8" meta:word-count="260" meta:character-count="1251" meta:non-whitespace-character-count="998"/>
    <meta:generator>LibreOffice/6.4.7.2$Linux_X86_64 LibreOffice_project/40$Build-2</meta:generator>
  </office:meta>
</office:document-meta>
</file>